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c5613d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cm"/>
    </style:style>
    <style:style style:name="gr8" style:family="graphic" style:parent-style-name="standard">
      <style:graphic-properties draw:fill-color="#b84700" draw:textarea-horizontal-align="justify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4pt" style:font-size-asian="18pt" style:font-weight-asian="normal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174cm" svg:height="1.27cm" svg:x="7.987cm" svg:y="5.322cm">
          <text:p text:style-name="P1">Application</text:p>
        </draw:rect>
        <draw:custom-shape draw:style-name="gr2" draw:text-style-name="P2" draw:layer="layout" svg:width="1.905cm" svg:height="1.905cm" svg:x="13.701cm" svg:y="9.13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" draw:text-style-name="P2" draw:layer="layout" svg:x1="4.811cm" svg:y1="9.131cm" svg:x2="7.996cm" svg:y2="6.593cm">
          <text:p/>
        </draw:line>
        <draw:custom-shape draw:style-name="gr4" draw:text-style-name="P2" draw:layer="layout" svg:width="2.54cm" svg:height="1.905cm" svg:x="3.541cm" svg:y="9.1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4" draw:text-style-name="P2" draw:layer="layout" svg:width="1.27cm" svg:height="0.635cm" draw:transform="rotate (1.5707963267946) translate (9.591cm 10.736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5" draw:text-style-name="P2" draw:layer="layout" svg:x1="14.296cm" svg:y1="9.131cm" svg:x2="11.111cm" svg:y2="6.593cm">
          <text:p/>
        </draw:line>
        <draw:line draw:style-name="gr5" draw:text-style-name="P2" draw:layer="layout" svg:x1="6.081cm" svg:y1="10.104cm" svg:x2="9.591cm" svg:y2="10.104cm">
          <text:p/>
        </draw:line>
        <draw:line draw:style-name="gr5" draw:text-style-name="P2" draw:layer="layout" svg:x1="10.181cm" svg:y1="10.104cm" svg:x2="13.691cm" svg:y2="10.104cm">
          <text:p/>
        </draw:line>
        <draw:frame draw:style-name="gr6" draw:text-style-name="P3" draw:layer="layout" svg:width="1.937cm" svg:height="0.806cm" svg:x="3.509cm" svg:y="9.595cm">
          <draw:text-box>
            <text:p text:style-name="P3"><text:span text:style-name="T1">Cubby</text:span></text:p>
          </draw:text-box>
        </draw:frame>
        <draw:frame draw:style-name="gr7" draw:text-style-name="P3" draw:layer="layout" svg:width="3.647cm" svg:height="0.827cm" svg:x="7.986cm" svg:y="10.844cm">
          <draw:text-box>
            <text:p text:style-name="P3">Event Handler</text:p>
          </draw:text-box>
        </draw:frame>
        <draw:line draw:style-name="gr3" draw:text-style-name="P2" draw:layer="layout" svg:x1="4.811cm" svg:y1="11.036cm" svg:x2="4.811cm" svg:y2="12.147cm">
          <text:p/>
        </draw:line>
        <draw:custom-shape draw:style-name="gr8" draw:text-style-name="P2" draw:layer="layout" svg:width="1.27cm" svg:height="1.27cm" svg:x="4.175cm" svg:y="15.9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rect draw:style-name="gr1" draw:text-style-name="P1" draw:layer="layout" svg:width="3.174cm" svg:height="1.27cm" svg:x="7.988cm" svg:y="21.973cm">
          <text:p text:style-name="P1">Application</text:p>
        </draw:rect>
        <draw:custom-shape draw:style-name="gr2" draw:text-style-name="P2" draw:layer="layout" svg:width="1.905cm" svg:height="1.905cm" svg:x="13.702cm" svg:y="18.38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" draw:text-style-name="P2" draw:layer="layout" svg:x1="4.812cm" svg:y1="20.244cm" svg:x2="7.997cm" svg:y2="22.782cm">
          <text:p/>
        </draw:line>
        <draw:custom-shape draw:style-name="gr4" draw:text-style-name="P2" draw:layer="layout" svg:width="2.54cm" svg:height="1.905cm" svg:x="3.542cm" svg:y="18.38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4" draw:text-style-name="P2" draw:layer="layout" svg:width="1.27cm" svg:height="0.635cm" draw:transform="rotate (1.5707963267946) translate (9.592cm 19.987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5" draw:text-style-name="P2" draw:layer="layout" svg:x1="14.297cm" svg:y1="20.244cm" svg:x2="11.112cm" svg:y2="22.782cm">
          <text:p/>
        </draw:line>
        <draw:line draw:style-name="gr5" draw:text-style-name="P2" draw:layer="layout" svg:x1="6.082cm" svg:y1="19.355cm" svg:x2="9.592cm" svg:y2="19.355cm">
          <text:p/>
        </draw:line>
        <draw:line draw:style-name="gr5" draw:text-style-name="P2" draw:layer="layout" svg:x1="10.182cm" svg:y1="19.355cm" svg:x2="13.692cm" svg:y2="19.355cm">
          <text:p/>
        </draw:line>
        <draw:frame draw:style-name="gr6" draw:text-style-name="P3" draw:layer="layout" svg:width="1.937cm" svg:height="0.806cm" svg:x="3.51cm" svg:y="18.846cm">
          <draw:text-box>
            <text:p text:style-name="P3"><text:span text:style-name="T1">Cubby</text:span></text:p>
          </draw:text-box>
        </draw:frame>
        <draw:frame draw:style-name="gr7" draw:text-style-name="P3" draw:layer="layout" svg:width="3.647cm" svg:height="0.827cm" svg:x="7.987cm" svg:y="20.095cm">
          <draw:text-box>
            <text:p text:style-name="P3">Event Handler</text:p>
          </draw:text-box>
        </draw:frame>
        <draw:custom-shape draw:style-name="gr8" draw:text-style-name="P2" draw:layer="layout" svg:width="1.27cm" svg:height="1.27cm" svg:x="4.175cm" svg:y="12.1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9" draw:text-style-name="P2" draw:layer="layout" svg:x1="4.798cm" svg:y1="13.41cm" svg:x2="4.773cm" svg:y2="15.99cm">
          <text:p/>
        </draw:line>
        <draw:frame draw:style-name="gr6" draw:text-style-name="P3" draw:layer="layout" svg:width="3.838cm" svg:height="0.806cm" svg:x="5.417cm" svg:y="16.24cm">
          <draw:text-box>
            <text:p text:style-name="P3"><text:span text:style-name="T1">Event Mediator</text:span></text:p>
          </draw:text-box>
        </draw:frame>
        <draw:line draw:style-name="gr10" draw:text-style-name="P2" draw:layer="layout" svg:x1="4.811cm" svg:y1="17.237cm" svg:x2="4.811cm" svg:y2="18.3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ve Siebert</meta:initial-creator>
    <meta:creation-date>2014-01-17T06:19:18</meta:creation-date>
    <dc:date>2014-01-17T08:16:51</dc:date>
    <dc:creator>Steve Siebert</dc:creator>
    <meta:editing-duration>PT01H52M22S</meta:editing-duration>
    <meta:editing-cycles>2</meta:editing-cycles>
    <meta:generator>OpenOffice.org/3.2$Unix OpenOffice.org_project/320m19$Build-9505</meta:generator>
    <meta:document-statistic meta:object-count="26"/>
  </office:meta>
</office:document-meta>
</file>